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80a" officeooo:paragraph-rsid="001ea8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hbr</text:p>
      <text:p text:style-name="P1">joshcb</text:p>
      <text:p text:style-name="P1">joshbe</text:p>
      <text:p text:style-name="P1">joshyb</text:p>
      <text:p text:style-name="P1">jshbrwn</text:p>
      <text:p text:style-name="P1">joshi.de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7:18:50.707813346</meta:creation-date>
    <dc:date>2024-01-12T07:34:19.580085867</dc:date>
    <meta:editing-duration>PT5M18S</meta:editing-duration>
    <meta:editing-cycles>1</meta:editing-cycles>
    <meta:document-statistic meta:table-count="0" meta:image-count="0" meta:object-count="0" meta:page-count="1" meta:paragraph-count="6" meta:word-count="6" meta:character-count="40" meta:non-whitespace-character-count="40"/>
    <meta:generator>LibreOffice/7.3.7.2$Linux_X86_64 LibreOffice_project/30$Build-2</meta:generator>
  </office:meta>
</office:document-meta>
</file>